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C000001CAE295E8BCF8927BBA.png" manifest:media-type="image/png"/>
  <manifest:file-entry manifest:full-path="Pictures/10000201000004F600000108A6CCC1F671A8813E.png" manifest:media-type="image/png"/>
  <manifest:file-entry manifest:full-path="Pictures/1000020100000208000000CEB5DBA6B0AD560BA2.png" manifest:media-type="image/png"/>
  <manifest:file-entry manifest:full-path="Pictures/10000201000002340000004B853EE6E9C09B45D8.png" manifest:media-type="image/png"/>
  <manifest:file-entry manifest:full-path="Pictures/10000201000003D3000000CC45C28BA4AD952CDA.png" manifest:media-type="image/png"/>
  <manifest:file-entry manifest:full-path="Pictures/10000201000001E4000000327555D845D102363A.png" manifest:media-type="image/png"/>
  <manifest:file-entry manifest:full-path="Pictures/100002010000029A0000003ED1F37FA2D6E6E61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6.png" text:anchor-type="as-char" svg:width="6.5in" svg:height="0.611in" draw:z-index="0"><draw:image xlink:href="Pictures/100002010000029A0000003ED1F37FA2D6E6E617.png" xlink:type="simple" xlink:show="embed" xlink:actuate="onLoad" loext:mime-type="image/png"/></draw:frame><draw:frame draw:style-name="fr1" draw:name="image7.png" text:anchor-type="as-char" svg:width="5.0417in" svg:height="0.5209in" draw:z-index="0"><draw:image xlink:href="Pictures/10000201000001E4000000327555D845D102363A.png" xlink:type="simple" xlink:show="embed" xlink:actuate="onLoad" loext:mime-type="image/png"/></draw:frame><draw:frame draw:style-name="fr1" draw:name="image4.png" text:anchor-type="as-char" svg:width="6.5in" svg:height="1.361in" draw:z-index="0"><draw:image xlink:href="Pictures/10000201000003D3000000CC45C28BA4AD952CDA.png" xlink:type="simple" xlink:show="embed" xlink:actuate="onLoad" loext:mime-type="image/png"/></draw:frame><draw:frame draw:style-name="fr1" draw:name="image5.png" text:anchor-type="as-char" svg:width="5.8752in" svg:height="0.7811in" draw:z-index="0"><draw:image xlink:href="Pictures/10000201000002340000004B853EE6E9C09B45D8.png" xlink:type="simple" xlink:show="embed" xlink:actuate="onLoad" loext:mime-type="image/png"/></draw:frame><draw:frame draw:style-name="fr1" draw:name="image1.png" text:anchor-type="as-char" svg:width="5.4165in" svg:height="1.4335in" draw:z-index="0"><draw:image xlink:href="Pictures/1000020100000208000000CEB5DBA6B0AD560BA2.png" xlink:type="simple" xlink:show="embed" xlink:actuate="onLoad" loext:mime-type="image/png"/></draw:frame><draw:frame draw:style-name="fr1" draw:name="image3.png" text:anchor-type="as-char" svg:width="5.7189in" svg:height="2.4898in" draw:z-index="0"><draw:image xlink:href="Pictures/100002010000027C000001CAE295E8BCF8927BBA.png" xlink:type="simple" xlink:show="embed" xlink:actuate="onLoad" loext:mime-type="image/png"/></draw:frame><draw:frame draw:style-name="fr1" draw:name="image2.png" text:anchor-type="as-char" svg:width="6.5in" svg:height="1.3472in" draw:z-index="0"><draw:image xlink:href="Pictures/10000201000004F600000108A6CCC1F671A881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